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variant="normal" fo:text-transform="none" fo:color="#373a3c" style:font-name="apple-system" fo:letter-spacing="normal" fo:font-style="normal" fo:font-weight="normal"/>
    </style:style>
    <style:style style:name="P2"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73a3c" fo:letter-spacing="normal"/>
    </style:style>
    <style:style style:name="T1" style:family="text">
      <style:text-properties style:font-name="apple-system" fo:font-size="11.25pt" fo:font-style="normal" fo:font-weight="normal"/>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Ejercicio9 DFD Congestión de automóviles en un tunel</text:h>
      <text:section text:style-name="Sect1" text:name="intro">
        <text:p text:style-name="P2"> <text:span text:style-name="T1">Se desea realizar una aplicación informática para evitar congestiones de automóviles en el interior de un túnel. El sistema recibe datos de la velocidad de los automóviles provenientes de un conjunto de sensores distribuidos en el interior del túnel. Los datos de todos los sensores se reciben en paralelo y de forma periódica. El sistema deberá actuar, en función de dichos datos, sobre un semáforo situado a la entrada del túnel, de forma que cuando se detecte un coche circulando a una velocidad inferior a una estipulada, el semáforo se pondrá en rojo y cuando las velocidades detectadas por los sensores sean superiores a otro valor estipulado, se volverá a poner en verde. Existirá un centro de control con una pantalla que muestre el estado del semáforo y las velocidades instantáneas captadas por el conjunto de sensores. El sistema podrá funcionar en modo manual, para lo cual el operario deberá introducir por teclado su identificador y contraseña cada vez que quiera pasar de automático a manual, o viceversa, y/o cambiar el estado del semáforo. Una o varias cámaras de video enviarán imágenes del interior y exterior del túnel, que se mostrarán en la pantalla y servirán para ayudar al operario a tomar decisiones cuando realice el control manual. El sistema almacenará todos los datos sobre velocidades proporcionadas por los sensores, el estado del semáforo, los cambios de estado que se produzcan en él y su origen (automático o manual) y los accesos de los usuarios, junto con la fecha y hora de cada evento.<text:line-break/>Se pide: analizar el sistema mediante Diagramas de Flujo de Datos (DFDs), desarrollando sólo el DFD de contexto o Nivel 0.</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20M26S</meta:editing-duration>
    <meta:editing-cycles>4</meta:editing-cycles>
    <meta:generator>OpenOffice/4.1.6$Win32 OpenOffice.org_project/416m1$Build-9790</meta:generator>
    <dc:date>2019-10-09T11:52:51.03</dc:date>
    <meta:document-statistic meta:table-count="0" meta:image-count="0" meta:object-count="0" meta:page-count="1" meta:paragraph-count="2" meta:word-count="283" meta:character-count="1700"/>
    <meta:user-defined meta:name="Info 1"/>
    <meta:user-defined meta:name="Info 2"/>
    <meta:user-defined meta:name="Info 3"/>
    <meta:user-defined meta:name="Info 4"/>
  </office:meta>
</office:document-meta>
</file>